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officeooo:rsid="00072f3f" officeooo:paragraph-rsid="00072f3f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6pt" officeooo:rsid="00072f3f" officeooo:paragraph-rsid="00072f3f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72f3f" officeooo:paragraph-rsid="00072f3f" style:font-size-asian="15.75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Text_20_body">
      <style:text-properties officeooo:paragraph-rsid="00072f3f"/>
    </style:style>
    <style:style style:name="P8" style:family="paragraph" style:parent-style-name="Text_20_body">
      <style:text-properties style:text-underline-style="none" officeooo:paragraph-rsid="00072f3f"/>
    </style:style>
    <style:style style:name="P9" style:family="paragraph" style:parent-style-name="Text_20_body">
      <style:text-properties style:text-underline-style="none" officeooo:rsid="00093de4" officeooo:paragraph-rsid="00093de4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style:text-underline-style="none" officeooo:rsid="00093de4" officeooo:paragraph-rsid="00095c4b"/>
    </style:style>
    <style:style style:name="P12" style:family="paragraph" style:parent-style-name="Text_20_body" style:list-style-name="L1">
      <style:text-properties style:text-underline-style="none" officeooo:rsid="00093de4" officeooo:paragraph-rsid="00093de4"/>
    </style:style>
    <style:style style:name="P13" style:family="paragraph" style:parent-style-name="Text_20_body" style:list-style-name="L1">
      <style:text-properties style:text-underline-style="none" fo:font-weight="bold" officeooo:rsid="00095c4b" officeooo:paragraph-rsid="00095c4b" style:font-weight-asian="bold" style:font-weight-complex="bold"/>
    </style:style>
    <style:style style:name="P14" style:family="paragraph" style:parent-style-name="Text_20_body" style:list-style-name="L1">
      <style:text-properties style:text-underline-style="none" fo:font-weight="bold" officeooo:rsid="000b01c6" officeooo:paragraph-rsid="000b01c6" style:font-weight-asian="bold" style:font-weight-complex="bold"/>
    </style:style>
    <style:style style:name="P15" style:family="paragraph" style:parent-style-name="Text_20_body" style:list-style-name="L1">
      <style:text-properties style:text-underline-style="none" fo:font-weight="normal" officeooo:rsid="000b01c6" officeooo:paragraph-rsid="000b01c6" style:font-weight-asian="normal" style:font-weight-complex="normal"/>
    </style:style>
    <style:style style:name="P16" style:family="paragraph" style:parent-style-name="Text_20_body" style:list-style-name="L1">
      <style:text-properties style:text-underline-style="solid" style:text-underline-width="auto" style:text-underline-color="font-color" officeooo:rsid="00093de4" officeooo:paragraph-rsid="00093de4"/>
    </style:style>
    <style:style style:name="P17" style:family="paragraph" style:parent-style-name="Text_20_body" style:list-style-name="L1">
      <style:text-properties style:text-underline-style="solid" style:text-underline-width="auto" style:text-underline-color="font-color" fo:font-weight="bold" officeooo:rsid="000b01c6" officeooo:paragraph-rsid="000b01c6" style:font-weight-asian="bold" style:font-weight-complex="bold"/>
    </style:style>
    <style:style style:name="P18" style:family="paragraph" style:parent-style-name="Text_20_body" style:list-style-name="L1">
      <style:text-properties style:text-underline-style="solid" style:text-underline-width="auto" style:text-underline-color="font-color" fo:font-weight="bold" officeooo:rsid="000e0792" officeooo:paragraph-rsid="000e0792" style:font-weight-asian="bold" style:font-weight-complex="bold"/>
    </style:style>
    <style:style style:name="P19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72f3f" officeooo:paragraph-rsid="00072f3f"/>
    </style:style>
    <style:style style:name="P20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d6e3c" officeooo:paragraph-rsid="000d6e3c"/>
    </style:style>
    <style:style style:name="P21" style:family="paragraph" style:parent-style-name="Heading_20_1">
      <style:paragraph-properties fo:break-before="page"/>
      <style:text-properties officeooo:rsid="00072f3f" officeooo:paragraph-rsid="00072f3f"/>
    </style:style>
    <style:style style:name="P22" style:family="paragraph" style:parent-style-name="Heading_20_1">
      <style:paragraph-properties fo:break-before="page"/>
      <style:text-properties officeooo:rsid="000d6e3c" officeooo:paragraph-rsid="000d6e3c"/>
    </style:style>
    <style:style style:name="P23" style:family="paragraph" style:parent-style-name="Heading_20_2">
      <style:text-properties officeooo:rsid="00095c4b" officeooo:paragraph-rsid="00095c4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2f3f"/>
    </style:style>
    <style:style style:name="T3" style:family="text">
      <style:text-properties style:text-underline-style="solid" style:text-underline-width="auto" style:text-underline-color="font-color" officeooo:rsid="000d6e3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095c4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01c6" style:font-weight-asian="normal" style:font-weight-complex="normal"/>
    </style:style>
    <style:style style:name="T10" style:family="text">
      <style:text-properties fo:font-weight="normal" officeooo:rsid="000d6e3c" style:font-weight-asian="normal" style:font-weight-complex="normal"/>
    </style:style>
    <style:style style:name="T11" style:family="text">
      <style:text-properties officeooo:rsid="000b01c6"/>
    </style:style>
    <style:style style:name="T12" style:family="text">
      <style:text-properties officeooo:rsid="000d6e3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BE - Programmation Système et Concurren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API de communication entre threads</text:p>
      <text:p text:style-name="P2"/>
      <text:p text:style-name="P5">Desert-Legendre Léopold &amp; Buisan Guilhem</text:p>
      <text:p text:style-name="P6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106_906937150" text:style-name="Index_20_Link" text:visited-style-name="Index_20_Link">I-Analyse du problème<text:tab/>3</text:a></text:p>
          <text:p text:style-name="P10"><text:a xlink:type="simple" xlink:href="#__RefHeading__108_906937150" text:style-name="Index_20_Link" text:visited-style-name="Index_20_Link">II-Étude technique<text:tab/>4</text:a></text:p>
          <text:p text:style-name="P10"><text:a xlink:type="simple" xlink:href="#__RefHeading__110_906937150" text:style-name="Index_20_Link" text:visited-style-name="Index_20_Link">III-Dossier de tests<text:tab/>5</text:a></text:p>
        </text:index-body>
      </text:table-of-content>
      <text:p text:style-name="P4"/>
      <text:h text:style-name="P19" text:outline-level="1"><text:bookmark-start text:name="__RefHeading__106_906937150"/>I-Analyse du problème<text:bookmark-end text:name="__RefHeading__106_906937150"/></text:h>
      <text:p text:style-name="P7"/>
      <text:p text:style-name="P8"/>
      <text:h text:style-name="P19" text:outline-level="1"><text:bookmark-start text:name="__RefHeading__108_906937150"/>II-Étude technique<text:bookmark-end text:name="__RefHeading__108_906937150"/></text:h>
      <text:h text:style-name="P23" text:outline-level="2"><text:span text:style-name="T2">I</text:span><text:span text:style-name="T1">I-1 Manuel d'utilisation</text:span></text:h>
      <text:p text:style-name="P7"/>
      <text:p text:style-name="P9">Notre API comportera 6 fonctions :</text:p>
      <text:list xml:id="list999266431244415611" text:style-name="L1">
        <text:list-item>
          <text:p text:style-name="P11"><text:span text:style-name="T7">int initMsg(int nombremax)</text:span> : Permet la création du service (thread, mémoire, mutex, …). Doit être appelé<text:span text:style-name="T11">e</text:span> <text:span text:style-name="T6">une et une seule fois </text:span>avant toute autre fonction de l'API.</text:p>
          <text:p text:style-name="P16">Argument <text:span text:style-name="T4">: nombremax : Nombre maximal de threads pouvant être abonné au service.</text:span></text:p>
          <text:p text:style-name="P16">Retour <text:span text:style-name="T4">: </text:span></text:p>
          <text:list>
            <text:list-item>
              <text:p text:style-name="P12">0 : service lancé</text:p>
            </text:list-item>
            <text:list-item>
              <text:p text:style-name="P12">-1 : service déjà lancé</text:p>
            </text:list-item>
            <text:list-item>
              <text:p text:style-name="P12">-2 : erreurs techniques (TODO : A DEVELOPER)</text:p>
            </text:list-item>
          </text:list>
        </text:list-item>
        <text:list-item>
          <text:p text:style-name="P13">int aboMsg(int id) <text:span text:style-name="T8">: Permet à un thread de s'abonner au service (d'envoyer et de recevoir des messages) et d'être connu comme le numéro </text:span>id<text:span text:style-name="T8">. Doit être </text:span><text:span text:style-name="T9">appelée par chaque thread avant d'utiliser une autre fonction de l'API.</text:span></text:p>
          <text:p text:style-name="P17"><text:span text:style-name="T8">Argument </text:span><text:span text:style-name="T5">: id : Identifiant du thread sur le service.</text:span></text:p>
          <text:p text:style-name="P17"><text:span text:style-name="T8">Retour </text:span><text:span text:style-name="T5">:</text:span></text:p>
          <text:list>
            <text:list-item>
              <text:p text:style-name="P15">0 : identifiant abonné avec l'id passé en argument</text:p>
            </text:list-item>
            <text:list-item>
              <text:p text:style-name="P15">-1 : service non lancé</text:p>
            </text:list-item>
            <text:list-item>
              <text:p text:style-name="P15">-2 : identifiant id existant</text:p>
            </text:list-item>
            <text:list-item>
              <text:p text:style-name="P15">-3 : nombre maximal de thread abonné atteint</text:p>
            </text:list-item>
            <text:list-item>
              <text:p text:style-name="P15">-4 : erreurs techniques (TODO : A DEVELOPPER)</text:p>
            </text:list-item>
          </text:list>
        </text:list-item>
        <text:list-item>
          <text:p text:style-name="P14">int sendMsg(<text:span text:style-name="T12">message</text:span>, <text:span text:style-name="T12">int dest_id</text:span>) <text:span text:style-name="T8">: </text:span><text:span text:style-name="T10">Permet à un thread de déposer le message </text:span><text:span text:style-name="T12">message</text:span><text:span text:style-name="T10"> dans la boîte à lettres du destinataire d'adresse </text:span><text:span text:style-name="T12">dest_id</text:span><text:span text:style-name="T10">.</text:span></text:p>
          <text:p text:style-name="P18"><text:span text:style-name="T10">A</text:span><text:span text:style-name="T8">rgument </text:span><text:span text:style-name="T5">: id : </text:span></text:p>
          <text:p text:style-name="P12"/>
        </text:list-item>
      </text:list>
      <text:h text:style-name="P21" text:outline-level="1"><text:bookmark-start text:name="__RefHeading__110_906937150"/><text:span text:style-name="T1">III-Dossier de tests</text:span><text:bookmark-end text:name="__RefHeading__110_906937150"/></text:h>
      <text:h text:style-name="P20" text:outline-level="1">IV-Résultats des tests</text:h>
      <text:h text:style-name="P22" text:outline-level="1"><text:span text:style-name="T3">V-</text:span><text:span text:style-name="T1">Conclusio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4:22:52.643907798</meta:creation-date>
    <dc:date>2015-11-09T10:05:03.479173893</dc:date>
    <meta:editing-duration>PT8M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7" meta:paragraph-count="32" meta:word-count="241" meta:character-count="1343" meta:non-whitespace-character-count="1148"/>
  </office:meta>
</office:document-meta>
</file>